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cture of a compiler</text:p>
      <text:list xml:id="list314996877" text:style-name="L1">
        <text:list-item>
          <text:p text:style-name="P1">Lexical analysis</text:p>
        </text:list-item>
        <text:list-item>
          <text:p text:style-name="P1">Parsing</text:p>
        </text:list-item>
        <text:list-item>
          <text:p text:style-name="P1">Semantic analysis</text:p>
        </text:list-item>
        <text:list-item>
          <text:p text:style-name="P1">Optimization</text:p>
        </text:list-item>
        <text:list-item>
          <text:p text:style-name="P1">Code generation</text:p>
        </text:list-item>
      </text:list>
      <text:p text:style-name="Standard"/>
      <text:p text:style-name="Standard">Parsing</text:p>
      <text:p text:style-name="Standard">Understanding the structure of the program.</text:p>
      <text:p text:style-name="Standard"/>
      <text:p text:style-name="Standard">Semantic analysis</text:p>
      <text:list xml:id="list823757489" text:style-name="L3">
        <text:list-item>
          <text:p text:style-name="P3">Doing actual semantic analysis is not possible by compilers</text:p>
        </text:list-item>
        <text:list-item>
          <text:p text:style-name="P3">They do a limited form of semantic analysis to catch inconsistansies</text:p>
        </text:list-item>
        <text:list-item>
          <text:p text:style-name="P3">Semantic checks</text:p>
          <text:list>
            <text:list-item>
              <text:p text:style-name="P3">variable bindings</text:p>
            </text:list-item>
            <text:list-item>
              <text:p text:style-name="P3">type mismatch</text:p>
            </text:list-item>
          </text:list>
        </text:list-item>
      </text:list>
      <text:p text:style-name="Standard"/>
      <text:p text:style-name="Standard">Economy of programming languages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23T17:22:50</meta:creation-date>
    <dc:date>2012-05-02T17:59:06</dc:date>
    <dc:creator>Kempa </dc:creator>
    <meta:editing-duration>PT5H25M30S</meta:editing-duration>
    <meta:editing-cycles>7</meta:editing-cycles>
    <meta:generator>LibreOffice/3.5$Linux_x86 LibreOffice_project/350m1$Build-202</meta:generator>
    <meta:document-statistic meta:table-count="0" meta:image-count="0" meta:object-count="0" meta:page-count="1" meta:paragraph-count="15" meta:word-count="61" meta:character-count="372" meta:non-whitespace-character-count="335"/>
  </office:meta>
</office:document-meta>
</file>